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Melissa Kühnemund</text:span></text:p>
      <text:p text:style-name="P3"><text:tab/><text:tab/></text:p>
      <text:p text:style-name="P2"><text:span text:style-name="Highlighted_20_with_20_gray_20_Char"><text:span text:style-name="T4">Fuga nulla id est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8ede7c7f-23d9-494e-9f4f-2d9370d55077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9ded91af-7a26-4487-bd8b-e70254fa24e5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1a4d4bd2-557b-4aec-bcad-6667cdcdb621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golden@cronin.inf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